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A000000CBB174B775.png"/>
  <manifest:file-entry manifest:media-type="image/png" manifest:full-path="Pictures/100000000000011D0000006370857C1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/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C" style:family="table-column">
      <style:table-column-properties style:column-width="11.333cm" style:rel-column-width="43691*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2*"/>
    </style:style>
    <style:style style:name="Tableau3.C" style:family="table-column">
      <style:table-column-properties style:column-width="11.333cm" style:rel-column-width="43691*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896cm" style:rel-column-width="15020*"/>
    </style:style>
    <style:style style:name="Tableau5.B" style:family="table-column">
      <style:table-column-properties style:column-width="2.718cm" style:rel-column-width="10478*"/>
    </style:style>
    <style:style style:name="Tableau5.C" style:family="table-column">
      <style:table-column-properties style:column-width="6.325cm" style:rel-column-width="24383*"/>
    </style:style>
    <style:style style:name="Tableau5.D" style:family="table-column">
      <style:table-column-properties style:column-width="1.924cm" style:rel-column-width="7418*"/>
    </style:style>
    <style:style style:name="Tableau5.E" style:family="table-column">
      <style:table-column-properties style:column-width="2.136cm" style:rel-column-width="8236*"/>
    </style:style>
    <style:style style:name="Tableau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E1" style:family="table-cell">
      <style:table-cell-properties fo:background-color="#cccccc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 style:master-page-name="">
      <style:table-properties style:width="17cm" style:rel-width="100%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6.A" style:family="table-column">
      <style:table-column-properties style:column-width="5.667cm" style:rel-column-width="21845*"/>
    </style:style>
    <style:style style:name="Tableau6.1" style:family="table-row">
      <style:table-row-properties style:min-row-height="0.549cm" fo:background-color="transparent" style:keep-together="true" fo:keep-together="auto">
        <style:background-image/>
      </style:table-row-properties>
    </style:style>
    <style:style style:name="Tableau6.A1" style:family="table-cell">
      <style:table-cell-properties style:vertical-align="" fo:background-color="#cccccc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6.C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leau6.A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au6.C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au6.20" style:family="table-row">
      <style:table-row-properties style:min-row-height="0.945cm" fo:background-color="transparent" style:keep-together="true" fo:keep-together="auto">
        <style:background-image/>
      </style:table-row-properties>
    </style:style>
    <style:style style:name="P1" style:family="paragraph" style:parent-style-name="Table_20_Contents">
      <style:text-properties fo:color="#b3b3b3" fo:font-size="9pt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fo:color="#b3b3b3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/>
    </style:style>
    <style:style style:name="P8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 fo:font-size="10pt" style:font-size-asian="10pt" style:font-size-complex="10pt"/>
    </style:style>
    <style:style style:name="P9" style:family="paragraph" style:parent-style-name="Heading">
      <style:paragraph-properties fo:text-align="center" style:justify-single-word="false"/>
      <style:text-properties fo:font-size="24pt" fo:background-color="transparent" style:font-size-asian="24pt" style:font-size-complex="24pt" style:font-relief="embosse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Heading">
      <style:paragraph-properties fo:text-align="center" style:justify-single-word="false"/>
      <style:text-properties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 style:font-relief="embossed"/>
    </style:style>
    <style:style style:name="P16" style:family="paragraph" style:parent-style-name="Heading_20_3">
      <style:text-properties style:font-name="Liberation Sans" style:font-name-asian="Droid Sans" style:font-name-complex="Lohit Devanagari"/>
    </style:style>
    <style:style style:name="P17" style:family="paragraph" style:parent-style-name="Heading_20_3">
      <style:paragraph-properties fo:margin-top="0.423cm" fo:margin-bottom="0.212cm" fo:keep-with-next="always"/>
      <style:text-properties style:font-name="Liberation Sans" style:font-name-asian="Droid Sans" style:font-name-complex="Lohit Devanagari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paragraph-properties fo:margin-top="0.423cm" fo:margin-bottom="0.212cm" fo:keep-with-next="always"/>
      <style:text-properties style:font-name="Liberation Sans" style:font-name-asian="Droid Sans" style:font-name-complex="Lohit Devanagari"/>
    </style:style>
    <style:style style:name="P20" style:family="paragraph" style:parent-style-name="Heading_20_4">
      <style:paragraph-properties fo:margin-top="0.423cm" fo:margin-bottom="0.212cm" fo:keep-with-next="always"/>
    </style:style>
    <style:style style:name="P21" style:family="paragraph" style:parent-style-name="Heading_20_4">
      <style:paragraph-properties fo:margin-top="0.423cm" fo:margin-bottom="0.212cm" fo:keep-with-next="always"/>
      <style:text-properties style:font-name="Liberation Sans" style:font-name-asian="Droid Sans" style:font-name-complex="Lohit Devanagari"/>
    </style:style>
    <style:style style:name="P22" style:family="paragraph" style:parent-style-name="Text_20_body">
      <style:text-properties style:font-name="Liberation Sans" style:font-name-asian="Droid Sans" style:font-name-complex="Lohit Devanagari"/>
    </style:style>
    <style:style style:name="P23" style:family="paragraph" style:parent-style-name="Text_20_body">
      <style:paragraph-properties fo:margin-top="0.423cm" fo:margin-bottom="0.212cm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>
      <style:text-properties fo:font-size="11pt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 fo:font-size="10pt" style:font-size-asian="10pt" style:font-size-complex="10pt"/>
    </style:style>
    <style:style style:name="T1" style:family="text">
      <style:text-properties fo:color="#b3b3b3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" style:font-name-complex="Lohit Devanagari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EZFluxBB 1.3</text:p>
      <text:p text:style-name="P9"><text:span text:style-name="T5">(Connective FluxBB for eZ publish )</text:span>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12"><text:s/>1 Introduction<text:tab/>4</text:p>
          <text:p text:style-name="P13"><text:s/>1.1 Compatibility <text:tab/>4</text:p>
          <text:p text:style-name="P13"><text:s/>1.2 What eZFluxBB does/doesn't do <text:tab/>4</text:p>
          <text:p text:style-name="P12"><text:s/>2 Documentation <text:tab/>5</text:p>
          <text:p text:style-name="P13"><text:s/>2.1 eZFluxBB : List of fetch functions <text:tab/>5</text:p>
          <text:p text:style-name="P14"><text:s/>2.1.1 current_user <text:tab/>5</text:p>
          <text:p text:style-name="P11"><text:s/>2.1.1.1 Summary <text:tab/>5</text:p>
          <text:p text:style-name="P11"><text:s/>2.1.1.2 Usage <text:tab/>5</text:p>
          <text:p text:style-name="P11"><text:s/>2.1.1.3 Parameters <text:tab/>5</text:p>
          <text:p text:style-name="P11"><text:s/>2.1.1.4 Returns <text:tab/>5</text:p>
          <text:p text:style-name="P11"><text:s/>2.1.1.5 Examples <text:tab/>5</text:p>
          <text:p text:style-name="P14"><text:s/>2.1.2 online <text:tab/>5</text:p>
          <text:p text:style-name="P11"><text:s/>2.1.2.1 Usage <text:tab/>6</text:p>
          <text:p text:style-name="P11"><text:s/>2.1.2.2 Parameters <text:tab/>6</text:p>
          <text:p text:style-name="P11"><text:s/>2.1.2.3 Returns <text:tab/>6</text:p>
          <text:p text:style-name="P11"><text:s/>2.1.2.4 Examples<text:tab/>6</text:p>
          <text:p text:style-name="P14"><text:s/>2.1.3 stats <text:tab/>6</text:p>
          <text:p text:style-name="P11"><text:s/>2.1.3.1 Summary <text:tab/>6</text:p>
          <text:p text:style-name="P11"><text:s/>2.1.3.2 Usage <text:tab/>6</text:p>
          <text:p text:style-name="P11"><text:s/>2.1.3.3 Parameters <text:tab/>6</text:p>
          <text:p text:style-name="P11"><text:s/>2.1.3.4 Returns <text:tab/>6</text:p>
          <text:p text:style-name="P11"><text:s/>2.1.3.5 Examples <text:tab/>7</text:p>
          <text:p text:style-name="P14"><text:s/>2.1.4 Topics <text:tab/>7</text:p>
          <text:p text:style-name="P11"><text:s/>2.1.4.1 Description <text:tab/>7</text:p>
          <text:p text:style-name="P11"><text:s/>2.1.4.2 Usage <text:tab/>7</text:p>
          <text:p text:style-name="P11"><text:s/>2.1.4.3 Parameters <text:tab/>7</text:p>
          <text:p text:style-name="P11"><text:s/>2.1.4.4 Returns <text:tab/>8</text:p>
          <text:p text:style-name="P11"><text:s/>2.1.4.5 Examples <text:tab/>8</text:p>
          <text:p text:style-name="P13"><text:s/>2.2 eZFluxBB : List of templates operators <text:tab/>8</text:p>
          <text:p text:style-name="P14"><text:s/>2.2.1 bbcode2html <text:tab/>8</text:p>
          <text:p text:style-name="P11"><text:s/>2.2.1.1 Description <text:tab/>8</text:p>
          <text:p text:style-name="P11"><text:s/>2.2.1.2 Usage <text:tab/>8</text:p>
          <text:p text:style-name="P11"><text:s/>2.2.1.3 Parameters <text:tab/>8</text:p>
          <text:p text:style-name="P11"><text:s/>2.2.1.4 Returns <text:tab/>8</text:p>
          <text:p text:style-name="P11"><text:s/>2.2.1.5 Examples <text:tab/>9</text:p>
          <text:p text:style-name="P13"><text:s/>2.3 eZFlow avalaible blocks<text:tab/>9</text:p>
          <text:p text:style-name="P14"><text:s/>2.3.1 eZFluxBB Online<text:tab/>9</text:p>
          <text:p text:style-name="P14"><text:s/>2.3.2 eZFluxBB Stats<text:tab/>9</text:p>
          <text:p text:style-name="P14"><text:s/>2.3.3 EZFluxBB Topics<text:tab/>9</text:p>
        </text:index-body>
      </text:table-of-content>
      <text:h text:style-name="Heading_20_1" text:outline-level="1" text:is-list-header="true"><text:soft-page-break/></text:h>
      <text:h text:style-name="P18" text:outline-level="1">Introduction</text:h>
      <text:p text:style-name="Standard"><text:span text:style-name="T3">eZFluxBB is an extension eZ Publish which allows FluxBB (formerly PunBB) and eZ Publish to communicate.</text:span></text:p>
      <text:h text:style-name="Heading_20_2" text:outline-level="2">Compatibility </text:h>
      <text:list xml:id="list383049842" text:style-name="L5">
        <text:list-item>
          <text:p text:style-name="P28">&gt; php 5.2</text:p>
        </text:list-item>
        <text:list-item>
          <text:p text:style-name="P28">eZ Publish 4.4.x 4.5.x</text:p>
        </text:list-item>
        <text:list-item>
          <text:p text:style-name="P28">FluxBB 1.4.x</text:p>
        </text:list-item>
      </text:list>
      <text:h text:style-name="Heading_20_2" text:outline-level="2">What eZFluxBB does/doesn't do </text:h>
      <text:p text:style-name="Standard">What eZFluxBB does : </text:p>
      <text:list xml:id="list2116161997" text:style-name="L1">
        <text:list-item>
          <text:p text:style-name="P24">Recover current user FluxBB in eZ </text:p>
        </text:list-item>
        <text:list-item>
          <text:p text:style-name="P24">Recover statistics </text:p>
        </text:list-item>
        <text:list-item>
          <text:p text:style-name="P24">Recover online users list </text:p>
        </text:list-item>
        <text:list-item>
          <text:p text:style-name="P24">Recover topics with different filters </text:p>
        </text:list-item>
        <text:list-item>
          <text:p text:style-name="P24">Provide login box</text:p>
        </text:list-item>
      </text:list>
      <text:p text:style-name="Standard"/>
      <text:p text:style-name="Standard">What eZFlux doesn't do : </text:p>
      <text:list xml:id="list2056147557" text:style-name="L2">
        <text:list-item>
          <text:p text:style-name="P25">Synchronization of FluxBB/eZ Publish users. </text:p>
        </text:list-item>
      </text:list>
      <text:h text:style-name="P18" text:outline-level="1">Documentation </text:h>
      <text:h text:style-name="Heading_20_2" text:outline-level="2">eZFluxBB : List of fetch functions </text:h>
      <text:h text:style-name="Heading_20_3" text:outline-level="3">current_user </text:h>
      <text:h text:style-name="Heading_20_4" text:outline-level="4">Summary </text:h>
      <text:p text:style-name="Standard">Allows to recover informations about current user. </text:p>
      <text:h text:style-name="Heading_20_4" text:outline-level="4">Usage </text:h>
      <text:p text:style-name="P7"><text:span text:style-name="T2">fetch( 'ezfluxbb', 'current_user' )</text:span> </text:p>
      <text:h text:style-name="Heading_20_4" text:outline-level="4">Parameters </text:h>
      <text:p text:style-name="Standard">None </text:p>
      <text:h text:style-name="Heading_20_4" text:outline-level="4">Returns </text:h>
      <text:p text:style-name="Standard">Informations about current user in a hash : </text:p>
      <text:p text:style-name="Standard"/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p text:style-name="P5">Attribut</text:p>
          </table:table-cell>
          <table:table-cell table:style-name="Tableau6.A1" office:value-type="string">
            <text:p text:style-name="P5">Type</text:p>
          </table:table-cell>
          <table:table-cell table:style-name="Tableau6.C1" office:value-type="string">
            <text:p text:style-name="P5">Description</text:p>
          </table:table-cell>
        </table:table-row>
        <table:table-row table:style-name="Tableau6.1">
          <table:table-cell table:style-name="Tableau6.A2" office:value-type="string">
            <text:p text:style-name="P6">i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roup_i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usernam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passwor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email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titl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realnam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url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jabber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icq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msn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ext:soft-page-break/>
        <table:table-row table:style-name="Tableau6.1">
          <table:table-cell table:style-name="Tableau6.A2" office:value-type="string">
            <text:p text:style-name="P6">aim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yahoo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location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ignatur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disp_topics</text:p>
          </table:table-cell>
          <table:table-cell table:style-name="Tableau6.A2" office:value-type="string">
            <text:p text:style-name="P30">integer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disp_posts</text:p>
          </table:table-cell>
          <table:table-cell table:style-name="Tableau6.A2" office:value-type="string">
            <text:p text:style-name="P30">integer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email_setting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notify_with_pos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auto_notify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how_smilie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how_img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how_img_sig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how_avatar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how_sig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timezon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ds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date_forma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time_forma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languag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styl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num_post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last_pos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last_search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last_email_sen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registere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registration_ip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last_visit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admin_not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activate_string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activate_key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ext:soft-page-break/>
        <table:table-row table:style-name="Tableau6.1">
          <table:table-cell table:style-name="Tableau6.A2" office:value-type="string">
            <text:p text:style-name="P6">g_i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titl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user_titl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moderator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mod_edit_user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mod_rename_user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mod_change_password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mod_ban_user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imag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read_boar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view_user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post_replie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post_topic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edit_post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delete_post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delete_topic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set_titl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search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search_users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send_email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post_floo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20">
          <table:table-cell table:style-name="Tableau6.A2" office:value-type="string">
            <text:p text:style-name="P6">g_search_floo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g_email_floo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logged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idle</text:p>
          </table:table-cell>
          <table:table-cell table:style-name="Tableau6.A2" office:value-type="string">
            <text:p text:style-name="P30">string</text:p>
          </table:table-cell>
          <table:table-cell table:style-name="Tableau6.C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>is_guest</text:p>
          </table:table-cell>
          <table:table-cell table:style-name="Tableau6.A2" office:value-type="string">
            <text:p text:style-name="P30">boolean</text:p>
          </table:table-cell>
          <table:table-cell table:style-name="Tableau6.C2" office:value-type="string">
            <text:p text:style-name="P6"/>
          </table:table-cell>
        </table:table-row>
      </table:table>
      <text:p text:style-name="Standard"/>
      <text:h text:style-name="Heading_20_4" text:outline-level="4"><text:soft-page-break/>Examples </text:h>
      <text:p text:style-name="P8">{def <text:tab/>$fluxbb_curent_user = fetch( 'ezfluxbb', 'current_user' )} </text:p>
      <text:h text:style-name="Heading_20_3" text:outline-level="3">online </text:h>
      <text:p text:style-name="Standard">2.2.1 Summary </text:p>
      <text:p text:style-name="Standard">Recover informations about online users on the forum : </text:p>
      <text:list xml:id="list504984126" text:style-name="L3">
        <text:list-item>
          <text:p text:style-name="P26">Total of online users </text:p>
        </text:list-item>
        <text:list-item>
          <text:p text:style-name="P26">Number of online guests </text:p>
        </text:list-item>
        <text:list-item>
          <text:p text:style-name="P26">Number of online members </text:p>
        </text:list-item>
      </text:list>
      <text:h text:style-name="Heading_20_4" text:outline-level="4">Usage </text:h>
      <text:p text:style-name="P8">fetch( 'ezfluxbb', 'online' ) </text:p>
      <text:h text:style-name="Heading_20_4" text:outline-level="4">Parameters </text:h>
      <text:p text:style-name="Standard">None </text:p>
      <text:h text:style-name="Heading_20_4" text:outline-level="4">Returns </text:h>
      <text:p text:style-name="Standard">Informations about online users in a hash : </text:p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5">Attribut</text:p>
          </table:table-cell>
          <table:table-cell table:style-name="Tableau2.A1" office:value-type="string">
            <text:p text:style-name="P5">Type</text:p>
          </table:table-cell>
          <table:table-cell table:style-name="Tableau2.C1" office:value-type="string">
            <text:p text:style-name="P5">Description</text:p>
          </table:table-cell>
        </table:table-row>
        <table:table-row>
          <table:table-cell table:style-name="Tableau2.A2" office:value-type="string">
            <text:p text:style-name="P6">guests </text:p>
          </table:table-cell>
          <table:table-cell table:style-name="Tableau2.A2" office:value-type="string">
            <text:p text:style-name="P6">integer</text:p>
          </table:table-cell>
          <table:table-cell table:style-name="Tableau2.C2" office:value-type="string">
            <text:p text:style-name="P6">Number of guests on the forum </text:p>
          </table:table-cell>
        </table:table-row>
        <table:table-row>
          <table:table-cell table:style-name="Tableau2.A2" office:value-type="string">
            <text:p text:style-name="P6">list </text:p>
          </table:table-cell>
          <table:table-cell table:style-name="Tableau2.A2" office:value-type="string">
            <text:p text:style-name="P6">array</text:p>
          </table:table-cell>
          <table:table-cell table:style-name="Tableau2.C2" office:value-type="string">
            <text:p text:style-name="P6">List of online members </text:p>
          </table:table-cell>
        </table:table-row>
        <table:table-row>
          <table:table-cell table:style-name="Tableau2.A2" office:value-type="string">
            <text:p text:style-name="P6">users </text:p>
          </table:table-cell>
          <table:table-cell table:style-name="Tableau2.A2" office:value-type="string">
            <text:p text:style-name="P6">integer</text:p>
          </table:table-cell>
          <table:table-cell table:style-name="Tableau2.C2" office:value-type="string">
            <text:p text:style-name="P6">Number of members on the forums </text:p>
          </table:table-cell>
        </table:table-row>
        <table:table-row>
          <table:table-cell table:style-name="Tableau2.A2" office:value-type="string">
            <text:p text:style-name="P6">total </text:p>
          </table:table-cell>
          <table:table-cell table:style-name="Tableau2.A2" office:value-type="string">
            <text:p text:style-name="P6">integer</text:p>
          </table:table-cell>
          <table:table-cell table:style-name="Tableau2.C2" office:value-type="string">
            <text:p text:style-name="P6">Total of persons (guests + members) on the forum </text:p>
          </table:table-cell>
        </table:table-row>
      </table:table>
      <text:p text:style-name="Standard"><text:s/></text:p>
      <text:h text:style-name="Heading_20_4" text:outline-level="4">Examples</text:h>
      <text:p text:style-name="P8">{def $fluxbb_online = fetch( 'ezfluxbb', 'online' )}</text:p>
      <text:h text:style-name="P17" text:outline-level="3">stats </text:h>
      <text:h text:style-name="P21" text:outline-level="4">Summary </text:h>
      <text:p text:style-name="Standard">Recover statistics on the forum : </text:p>
      <text:list xml:id="list143375601" text:style-name="L4">
        <text:list-item>
          <text:p text:style-name="P27">Number of topics </text:p>
        </text:list-item>
        <text:list-item>
          <text:p text:style-name="P27"><text:soft-page-break/>Number of posts </text:p>
        </text:list-item>
        <text:list-item>
          <text:p text:style-name="P27">Number of members </text:p>
        </text:list-item>
        <text:list-item>
          <text:p text:style-name="P27">Last member </text:p>
        </text:list-item>
      </text:list>
      <text:h text:style-name="P20" text:outline-level="4"><text:span text:style-name="T4">Usage</text:span> </text:h>
      <text:p text:style-name="P8">fetch( 'ezfluxbb', 'stats' ) </text:p>
      <text:h text:style-name="P21" text:outline-level="4">Parameters </text:h>
      <text:p text:style-name="Standard">None </text:p>
      <text:h text:style-name="P21" text:outline-level="4">Returns </text:h>
      <text:p text:style-name="Standard">Informations about statistics in a hash : </text:p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5">Attribut</text:p>
          </table:table-cell>
          <table:table-cell table:style-name="Tableau3.A1" office:value-type="string">
            <text:p text:style-name="P5">Type</text:p>
          </table:table-cell>
          <table:table-cell table:style-name="Tableau3.C1" office:value-type="string">
            <text:p text:style-name="P5">Description</text:p>
          </table:table-cell>
        </table:table-row>
        <table:table-row>
          <table:table-cell table:style-name="Tableau3.A2" office:value-type="string">
            <text:p text:style-name="P6">last_member </text:p>
          </table:table-cell>
          <table:table-cell table:style-name="Tableau3.A2" office:value-type="string">
            <text:p text:style-name="P6">array</text:p>
          </table:table-cell>
          <table:table-cell table:style-name="Tableau3.C2" office:value-type="string">
            <text:p text:style-name="P6">Informations about last registered member </text:p>
          </table:table-cell>
        </table:table-row>
        <table:table-row>
          <table:table-cell table:style-name="Tableau3.A2" office:value-type="string">
            <text:p text:style-name="P6">num_members </text:p>
          </table:table-cell>
          <table:table-cell table:style-name="Tableau3.A2" office:value-type="string">
            <text:p text:style-name="P6">integer</text:p>
          </table:table-cell>
          <table:table-cell table:style-name="Tableau3.C2" office:value-type="string">
            <text:p text:style-name="P6">Number of registered members </text:p>
          </table:table-cell>
        </table:table-row>
        <table:table-row>
          <table:table-cell table:style-name="Tableau3.A2" office:value-type="string">
            <text:p text:style-name="P6">num_posts </text:p>
          </table:table-cell>
          <table:table-cell table:style-name="Tableau3.A2" office:value-type="string">
            <text:p text:style-name="P6">integer</text:p>
          </table:table-cell>
          <table:table-cell table:style-name="Tableau3.C2" office:value-type="string">
            <text:p text:style-name="P6">Number of posts </text:p>
          </table:table-cell>
        </table:table-row>
        <table:table-row>
          <table:table-cell table:style-name="Tableau3.A2" office:value-type="string">
            <text:p text:style-name="P6">num_topics </text:p>
          </table:table-cell>
          <table:table-cell table:style-name="Tableau3.A2" office:value-type="string">
            <text:p text:style-name="P6">integer</text:p>
          </table:table-cell>
          <table:table-cell table:style-name="Tableau3.C2" office:value-type="string">
            <text:p text:style-name="P6">Number of topics </text:p>
          </table:table-cell>
        </table:table-row>
      </table:table>
      <text:p text:style-name="Standard"/>
      <text:h text:style-name="P21" text:outline-level="4">Examples </text:h>
      <text:p text:style-name="P8">{def $fluxbb_stats = fetch( 'ezfluxbb', 'stats' ) }</text:p>
      <text:h text:style-name="P17" text:outline-level="3">Topics </text:h>
      <text:h text:style-name="Heading_20_4" text:outline-level="4">Description </text:h>
      <text:p text:style-name="Standard">Allows to recover informations about topics of a FluxBB forum. </text:p>
      <text:h text:style-name="Heading_20_4" text:outline-level="4">Usage </text:h>
      <text:p text:style-name="P8">fetch( 'ezfluxbb', 'topics', hash(</text:p>
      <text:p text:style-name="P8">[ 'forum_id_filter_type', forum_id_filter_type, ]</text:p>
      <text:p text:style-name="P8">[ 'forum_id_filter_array', forum_id_filter_array, ]</text:p>
      <text:p text:style-name="P8">[ 'limit', limit, ]</text:p>
      <text:p text:style-name="P8">[ 'offset', offset, ]</text:p>
      <text:p text:style-name="P8">[ 'sort_by', offset, ]<text:line-break/>) )</text:p>
      <text:h text:style-name="Heading_20_4" text:outline-level="4"><text:soft-page-break/>Parameters </text:h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5">Attribut</text:p>
          </table:table-cell>
          <table:table-cell table:style-name="Tableau5.A1" office:value-type="string">
            <text:p text:style-name="P5">Type</text:p>
          </table:table-cell>
          <table:table-cell table:style-name="Tableau5.A1" office:value-type="string">
            <text:p text:style-name="P5">Description</text:p>
          </table:table-cell>
          <table:table-cell table:style-name="Tableau5.A1" office:value-type="string">
            <text:p text:style-name="P5">Required</text:p>
          </table:table-cell>
          <table:table-cell table:style-name="Tableau5.E1" office:value-type="string">
            <text:p text:style-name="P5">Default</text:p>
          </table:table-cell>
        </table:table-row>
        <table:table-row>
          <table:table-cell table:style-name="Tableau5.A2" office:value-type="string">
            <text:p text:style-name="P6">forum_id_filter_type </text:p>
          </table:table-cell>
          <table:table-cell table:style-name="Tableau5.A2" office:value-type="string">
            <text:p text:style-name="P6">string<text:line-break/>(include|exclude) </text:p>
          </table:table-cell>
          <table:table-cell table:style-name="Tableau5.A2" office:value-type="string">
            <text:p text:style-name="P6">Determine filter on id_forum as inclusive or exclusive <text:s/></text:p>
          </table:table-cell>
          <table:table-cell table:style-name="Tableau5.A2" office:value-type="string">
            <text:p text:style-name="P6">No</text:p>
          </table:table-cell>
          <table:table-cell table:style-name="Tableau5.E2" office:value-type="string">
            <text:p text:style-name="P6">include</text:p>
          </table:table-cell>
        </table:table-row>
        <table:table-row>
          <table:table-cell table:style-name="Tableau5.A2" office:value-type="string">
            <text:p text:style-name="P6">forum_id_filter_array </text:p>
          </table:table-cell>
          <table:table-cell table:style-name="Tableau5.A2" office:value-type="string">
            <text:p text:style-name="P6">mixed</text:p>
          </table:table-cell>
          <table:table-cell table:style-name="Tableau5.A2" office:value-type="string">
            <text:p text:style-name="P6">List of id_forum to filter </text:p>
          </table:table-cell>
          <table:table-cell table:style-name="Tableau5.A2" office:value-type="string">
            <text:p text:style-name="P6">No </text:p>
          </table:table-cell>
          <table:table-cell table:style-name="Tableau5.E2" office:value-type="string">
            <text:p text:style-name="P6">false</text:p>
          </table:table-cell>
        </table:table-row>
        <table:table-row>
          <table:table-cell table:style-name="Tableau5.A2" office:value-type="string">
            <text:p text:style-name="P6">limit <text:s/></text:p>
          </table:table-cell>
          <table:table-cell table:style-name="Tableau5.A2" office:value-type="string">
            <text:p text:style-name="P6">integer</text:p>
          </table:table-cell>
          <table:table-cell table:style-name="Tableau5.A2" office:value-type="string">
            <text:p text:style-name="P6">Recover the x subjects </text:p>
          </table:table-cell>
          <table:table-cell table:style-name="Tableau5.A2" office:value-type="string">
            <text:p text:style-name="P6">No</text:p>
          </table:table-cell>
          <table:table-cell table:style-name="Tableau5.E2" office:value-type="string">
            <text:p text:style-name="P6">20</text:p>
          </table:table-cell>
        </table:table-row>
        <table:table-row>
          <table:table-cell table:style-name="Tableau5.A2" office:value-type="string">
            <text:p text:style-name="P6">offset <text:s/></text:p>
          </table:table-cell>
          <table:table-cell table:style-name="Tableau5.A2" office:value-type="string">
            <text:p text:style-name="P6">integer </text:p>
          </table:table-cell>
          <table:table-cell table:style-name="Tableau5.A2" office:value-type="string">
            <text:p text:style-name="P6">Recover from subject x </text:p>
          </table:table-cell>
          <table:table-cell table:style-name="Tableau5.A2" office:value-type="string">
            <text:p text:style-name="P6">No</text:p>
          </table:table-cell>
          <table:table-cell table:style-name="Tableau5.E2" office:value-type="string">
            <text:p text:style-name="P6">0</text:p>
          </table:table-cell>
        </table:table-row>
        <table:table-row>
          <table:table-cell table:style-name="Tableau5.A2" office:value-type="string">
            <text:p text:style-name="P6">sort_by </text:p>
          </table:table-cell>
          <table:table-cell table:style-name="Tableau5.A2" office:value-type="string">
            <text:p text:style-name="P6">array</text:p>
          </table:table-cell>
          <table:table-cell table:style-name="Tableau5.A2" office:value-type="string">
            <text:p text:style-name="P6">Order</text:p>
          </table:table-cell>
          <table:table-cell table:style-name="Tableau5.A2" office:value-type="string">
            <text:p text:style-name="P6">No</text:p>
          </table:table-cell>
          <table:table-cell table:style-name="Tableau5.E2" office:value-type="string">
            <text:p text:style-name="P6">array( </text:p>
            <text:p text:style-name="P6">'t.posted', </text:p>
            <text:p text:style-name="P6">false ) </text:p>
          </table:table-cell>
        </table:table-row>
        <table:table-row>
          <table:table-cell table:style-name="Tableau5.A2" office:value-type="string">
            <text:p text:style-name="P6">group_id </text:p>
          </table:table-cell>
          <table:table-cell table:style-name="Tableau5.A2" office:value-type="string">
            <text:p text:style-name="P6">integer </text:p>
          </table:table-cell>
          <table:table-cell table:style-name="Tableau5.A2" office:value-type="string">
            <text:p text:style-name="P6">Restrict to permissions of a group. If not fill in then recover subjects from every forums without discrimination (even private forums) </text:p>
          </table:table-cell>
          <table:table-cell table:style-name="Tableau5.A2" office:value-type="string">
            <text:p text:style-name="P6">No</text:p>
          </table:table-cell>
          <table:table-cell table:style-name="Tableau5.E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t_first_message </text:p>
          </table:table-cell>
          <table:table-cell table:style-name="Tableau5.A2" office:value-type="string">
            <text:p text:style-name="P6">boolean </text:p>
          </table:table-cell>
          <table:table-cell table:style-name="Tableau5.A2" office:value-type="string">
            <text:p text:style-name="P6">Recover or not first post of each topic </text:p>
          </table:table-cell>
          <table:table-cell table:style-name="Tableau5.A2" office:value-type="string">
            <text:p text:style-name="P6">No </text:p>
          </table:table-cell>
          <table:table-cell table:style-name="Tableau5.E2" office:value-type="string">
            <text:p text:style-name="P6">false </text:p>
          </table:table-cell>
        </table:table-row>
      </table:table>
      <text:p text:style-name="Text_20_body"/>
      <text:h text:style-name="Heading_20_4" text:outline-level="4">Returns </text:h>
      <text:p text:style-name="Standard">Use attribute(show) to know ;-) </text:p>
      <text:p text:style-name="Standard"/>
      <text:h text:style-name="Heading_20_4" text:outline-level="4">Examples </text:h>
      <text:p text:style-name="P8">{def $news = fetch( 'ezfluxbb', 'topics', hash( </text:p>
      <text:p text:style-name="P8"><text:s text:c="4"/>forum_id_filter_type, 'include', </text:p>
      <text:p text:style-name="P8"><text:s text:c="4"/>forum_id_filter_array, $block.custom_attributes.id_forums, </text:p>
      <text:p text:style-name="P8"><text:s text:c="4"/>limit, $block.custom_attributes.limit_topics, </text:p>
      <text:p text:style-name="P8"><text:s text:c="4"/>get_first_message, true()</text:p>
      <text:p text:style-name="P8">) ) }</text:p>
      <text:p text:style-name="Standard"/>
      <text:h text:style-name="P19" text:outline-level="2"><text:soft-page-break/>eZFluxBB : List of templates operators </text:h>
      <text:h text:style-name="Heading_20_3" text:outline-level="3">bbcode2html </text:h>
      <text:h text:style-name="Heading_20_4" text:outline-level="4">Description </text:h>
      <text:p text:style-name="Standard">Allows to transform text of bbCode syntax into HTML. </text:p>
      <text:h text:style-name="Heading_20_4" text:outline-level="4">Usage </text:h>
      <text:p text:style-name="P8">input|bbcode2html() </text:p>
      <text:h text:style-name="Heading_20_4" text:outline-level="4">Parameters </text:h>
      <text:p text:style-name="Standard">None </text:p>
      <text:h text:style-name="Heading_20_4" text:outline-level="4">Returns </text:h>
      <text:p text:style-name="Standard">Text into HTML.</text:p>
      <text:h text:style-name="Heading_20_4" text:outline-level="4">Examples </text:h>
      <text:p text:style-name="P8">{$n.message|bbcode2html()|strip_tags()|shorten(200)|wash()}</text:p>
      <text:h text:style-name="P19" text:outline-level="2">eZFlow avalaible blocks</text:h>
      <text:h text:style-name="P16" text:outline-level="3">eZFluxBB Online</text:h>
      <text:p text:style-name="P22">Display a online FluxBB user block.</text:p>
      <text:h text:style-name="P16" text:outline-level="3">eZFluxBB Stats</text:h>
      <text:p text:style-name="P22">Display a stats block.</text:p>
      <text:h text:style-name="P16" text:outline-level="3">eZFluxBB Topics</text:h>
      <text:p text:style-name="P22">Allow you to display a list of topic using some parameters.</text:p>
      <text:h text:style-name="P17" text:outline-level="3"><text:soft-page-break/>eZFluxBB LoginBox</text:h>
      <text:p text:style-name="P23"><text:span text:style-name="T4">Display a FluxBB login form or you personnals inform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cm" fo:border-left="none" fo:border-right="none" fo:border-top="none" fo:border-bottom="0.035cm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82cm" fo:margin-bottom="0.21cm" style:page-number="auto" fo:padding="0cm" fo:border="none" style:shadow="none"/>
      <style:text-properties fo:font-size="14pt" fo:font-style="italic" style:text-underline-style="solid" style:text-underline-width="bold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2cm" fo:margin-bottom="0.21cm"/>
      <style:text-properties fo:font-size="14pt" style:text-underline-style="dotted" style:text-underline-width="bold" style:text-underline-color="font-color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621cm" fo:margin-bottom="0.21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981cm" table:align="right"/>
    </style:style>
    <style:style style:name="Tableau4.A" style:family="table-column">
      <style:table-column-properties style:column-width="4.523cm"/>
    </style:style>
    <style:style style:name="Tableau4.B" style:family="table-column">
      <style:table-column-properties style:column-width="7.96cm"/>
    </style:style>
    <style:style style:name="Tableau4.C" style:family="table-column">
      <style:table-column-properties style:column-width="4.498cm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fo:color="#b3b3b3" fo:font-size="9pt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color="#b3b3b3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b3b3b3" fo:font-size="10pt" style:font-size-asian="10pt" style:font-size-complex="10pt"/>
    </style:style>
    <style:style style:name="MT1" style:family="text">
      <style:text-properties fo:color="#b3b3b3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2" text:anchor-type="paragraph" svg:x="9.077cm" svg:y="-0.021cm" svg:width="7.879cm" svg:height="2.674cm" draw:z-index="23"><draw:image xlink:href="Pictures/100000000000021A000000CBB174B775.png" xlink:type="simple" xlink:show="embed" xlink:actuate="onLoad"/></draw:frame></text:p>
        <text:p text:style-name="Header"><draw:frame draw:style-name="Mfr2" draw:name="images3" text:anchor-type="paragraph" svg:x="0cm" svg:y="0.235cm" svg:width="5.092cm" svg:height="1.517cm" draw:z-index="11"><draw:image xlink:href="Pictures/100000000000011D0000006370857C19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http://projects.ez.no/ezfluxbb</text:p>
            </table:table-cell>
            <table:table-cell table:style-name="Tableau4.A1" office:value-type="string">
              <text:p text:style-name="MP2">Guillaume Kulakowski</text:p>
              <text:p text:style-name="MP3"><text:a xlink:type="simple" xlink:href="http://www.llaumgui.com/"><text:span text:style-name="MT1">http://www.llaumgui.com</text:span></text:a></text:p>
            </table:table-cell>
            <table:table-cell table:style-name="Tableau4.A1" office:value-type="string">
              <text:p text:style-name="MP4"><text:page-number text:select-page="current">1</text:page-number>/<text:page-count>12</text:page-count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Kulakowski</meta:initial-creator>
    <meta:creation-date>2011-02-01T07:45:40</meta:creation-date>
    <meta:generator>OpenOffice.org/3.3$Unix OpenOffice.org_project/330m20$Build-9567</meta:generator>
    <dc:date>2011-04-19T08:32:03</dc:date>
    <dc:creator>Guillaume Kulakowski</dc:creator>
    <meta:editing-duration>PT1H47M56S</meta:editing-duration>
    <meta:editing-cycles>28</meta:editing-cycles>
    <meta:document-statistic meta:table-count="5" meta:image-count="2" meta:object-count="0" meta:page-count="12" meta:paragraph-count="353" meta:word-count="822" meta:character-count="5786"/>
  </office:meta>
</office:document-meta>
</file>